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3" style:parent-style-name="Titre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" style:parent-style-name="Policepardéfaut" style:family="text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1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2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2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30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31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32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33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3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35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3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37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38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39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40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T41" style:parent-style-name="Policepardéfaut" style:family="text">
      <style:text-properties style:font-name="Helvetica" style:font-name-complex="Helvetica" fo:font-size="9pt" style:font-size-asian="9pt" style:font-size-complex="9pt" fo:background-color="#FAFAFA"/>
    </style:style>
    <style:style style:name="P4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4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4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/>
    </style:style>
    <style:style style:name="P45" style:parent-style-name="Paragraphedeliste" style:family="paragraph"/>
    <style:style style:name="T4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47" style:parent-style-name="Paragraphedeliste" style:family="paragraph"/>
    <style:style style:name="T48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49" style:parent-style-name="Paragraphedeliste" style:family="paragraph"/>
    <style:style style:name="T50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51" style:parent-style-name="Paragraphedeliste" style:family="paragraph"/>
    <style:style style:name="T52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53" style:parent-style-name="Paragraphedeliste" style:family="paragraph"/>
    <style:style style:name="T5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55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56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5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6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6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fo:language="en" fo:country="GB"/>
    </style:style>
    <style:style style:name="T66" style:parent-style-name="Policepardéfaut" style:family="text">
      <style:text-properties fo:language="en" fo:country="GB"/>
    </style:style>
    <style:style style:name="T67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68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69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7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7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72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73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75" style:parent-style-name="Policepardéfaut" style:family="text">
      <style:text-properties fo:language="en" fo:country="GB"/>
    </style:style>
    <style:style style:name="T76" style:parent-style-name="Policepardéfaut" style:family="text">
      <style:text-properties fo:language="en" fo:country="GB"/>
    </style:style>
    <style:style style:name="T7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8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83" style:parent-style-name="Policepardéfaut" style:family="text">
      <style:text-properties fo:language="en" fo:country="GB"/>
    </style:style>
    <style:style style:name="T84" style:parent-style-name="Policepardéfaut" style:family="text">
      <style:text-properties fo:language="en" fo:country="GB"/>
    </style:style>
    <style:style style:name="T8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6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7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8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90" style:parent-style-name="Policepardéfaut" style:family="text">
      <style:text-properties fo:language="en" fo:country="GB"/>
    </style:style>
    <style:style style:name="T91" style:parent-style-name="Policepardéfaut" style:family="text">
      <style:text-properties fo:language="en" fo:country="GB"/>
    </style:style>
    <style:style style:name="T9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3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94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9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9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97" style:parent-style-name="Policepardéfaut" style:family="text">
      <style:text-properties fo:language="en" fo:country="GB"/>
    </style:style>
    <style:style style:name="T98" style:parent-style-name="Policepardéfaut" style:family="text">
      <style:text-properties fo:language="en" fo:country="GB"/>
    </style:style>
    <style:style style:name="T9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0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101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0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0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04" style:parent-style-name="Policepardéfaut" style:family="text">
      <style:text-properties fo:language="en" fo:country="GB"/>
    </style:style>
    <style:style style:name="T105" style:parent-style-name="Policepardéfaut" style:family="text">
      <style:text-properties fo:language="en" fo:country="GB"/>
    </style:style>
    <style:style style:name="T10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7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108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0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1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11" style:parent-style-name="Policepardéfaut" style:family="text">
      <style:text-properties fo:language="en" fo:country="GB"/>
    </style:style>
    <style:style style:name="T112" style:parent-style-name="Policepardéfaut" style:family="text">
      <style:text-properties fo:language="en" fo:country="GB"/>
    </style:style>
    <style:style style:name="T11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14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115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1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1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18" style:parent-style-name="Policepardéfaut" style:family="text">
      <style:text-properties fo:language="en" fo:country="GB"/>
    </style:style>
    <style:style style:name="T119" style:parent-style-name="Policepardéfaut" style:family="text">
      <style:text-properties fo:language="en" fo:country="GB"/>
    </style:style>
    <style:style style:name="T12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21" style:parent-style-name="Normal" style:family="paragraph">
      <style:text-properties fo:font-weight="bold" style:font-weight-asian="bold" style:font-weight-complex="bold" fo:color="#C5000B" fo:language="en" fo:country="GB"/>
    </style:style>
    <style:style style:name="P122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23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2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25" style:parent-style-name="Policepardéfaut" style:family="text">
      <style:text-properties fo:language="en" fo:country="GB"/>
    </style:style>
    <style:style style:name="T126" style:parent-style-name="Policepardéfaut" style:family="text">
      <style:text-properties fo:language="en" fo:country="GB"/>
    </style:style>
    <style:style style:name="T12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28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29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0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1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2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3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4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3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36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37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3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3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40" style:parent-style-name="Policepardéfaut" style:family="text">
      <style:text-properties fo:language="en" fo:country="GB"/>
    </style:style>
    <style:style style:name="T141" style:parent-style-name="Policepardéfaut" style:family="text">
      <style:text-properties fo:language="en" fo:country="GB"/>
    </style:style>
    <style:style style:name="T14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43" style:parent-style-name="Normal" style:family="paragraph">
      <style:text-properties fo:language="en" fo:country="GB"/>
    </style:style>
    <style:style style:name="T144" style:parent-style-name="Policepardéfaut" style:family="text">
      <style:text-properties fo:language="en" fo:country="GB"/>
    </style:style>
    <style:style style:name="T145" style:parent-style-name="Policepardéfaut" style:family="text">
      <style:text-properties fo:language="en" fo:country="GB"/>
    </style:style>
    <style:style style:name="T14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147" style:parent-style-name="Normal" style:family="paragraph">
      <style:paragraph-properties fo:margin-left="0.9847in" fo:text-indent="0.0076in">
        <style:tab-stops/>
      </style:paragraph-properties>
      <style:text-properties fo:language="en" fo:country="GB"/>
    </style:style>
    <style:style style:name="P148" style:parent-style-name="Normal" style:family="paragraph">
      <style:text-properties fo:language="en" fo:country="GB"/>
    </style:style>
    <style:style style:name="P149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5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5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52" style:parent-style-name="Policepardéfaut" style:family="text">
      <style:text-properties fo:language="en" fo:country="GB"/>
    </style:style>
    <style:style style:name="T153" style:parent-style-name="Policepardéfaut" style:family="text">
      <style:text-properties fo:language="en" fo:country="GB"/>
    </style:style>
    <style:style style:name="T15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5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156" style:parent-style-name="Normal" style:family="paragraph">
      <style:text-properties fo:font-weight="bold" style:font-weight-asian="bold" style:font-weight-complex="bold" fo:color="#C5000B" fo:language="en" fo:country="GB"/>
    </style:style>
    <style:style style:name="P15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15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159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6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6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62" style:parent-style-name="Policepardéfaut" style:family="text">
      <style:text-properties fo:language="en" fo:country="GB"/>
    </style:style>
    <style:style style:name="T163" style:parent-style-name="Policepardéfaut" style:family="text">
      <style:text-properties fo:language="en" fo:country="GB"/>
    </style:style>
    <style:style style:name="T16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65" style:parent-style-name="Normal" style:family="paragraph">
      <style:text-properties fo:font-style="italic" style:font-style-asian="italic" fo:language="en" fo:country="GB"/>
    </style:style>
    <style:style style:name="T166" style:parent-style-name="Policepardéfaut" style:family="text">
      <style:text-properties fo:font-style="italic" style:font-style-asian="italic" fo:language="en" fo:country="GB"/>
    </style:style>
    <style:style style:name="T167" style:parent-style-name="Policepardéfaut" style:family="text">
      <style:text-properties fo:font-style="italic" style:font-style-asian="italic" fo:language="en" fo:country="GB"/>
    </style:style>
    <style:style style:name="P168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9" style:parent-style-name="Normal" style:family="paragraph">
      <style:text-properties fo:language="en" fo:country="GB"/>
    </style:style>
    <style:style style:name="P17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71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172" style:parent-style-name="Standard" style:family="paragraph">
      <style:text-properties fo:language="en" fo:country="GB"/>
    </style:style>
    <style:style style:name="T173" style:parent-style-name="Policepardéfaut" style:family="text">
      <style:text-properties fo:language="en" fo:country="GB"/>
    </style:style>
    <style:style style:name="T174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17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7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7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78" style:parent-style-name="Standard" style:family="paragraph">
      <style:paragraph-properties fo:margin-left="0.9847in">
        <style:tab-stops/>
      </style:paragraph-properties>
    </style:style>
    <style:style style:name="T179" style:parent-style-name="Policepardéfaut" style:family="text">
      <style:text-properties fo:language="en" fo:country="GB"/>
    </style:style>
    <style:style style:name="T18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8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8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8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84" style:parent-style-name="Standard" style:family="paragraph">
      <style:paragraph-properties fo:margin-left="0.9847in">
        <style:tab-stops/>
      </style:paragraph-properties>
    </style:style>
    <style:style style:name="T185" style:parent-style-name="Policepardéfaut" style:family="text">
      <style:text-properties fo:language="en" fo:country="GB"/>
    </style:style>
    <style:style style:name="T18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8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8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8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90" style:parent-style-name="Standard" style:family="paragraph">
      <style:paragraph-properties fo:margin-left="0.9847in">
        <style:tab-stops/>
      </style:paragraph-properties>
    </style:style>
    <style:style style:name="T191" style:parent-style-name="Policepardéfaut" style:family="text">
      <style:text-properties fo:language="en" fo:country="GB"/>
    </style:style>
    <style:style style:name="T19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9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96" style:parent-style-name="Standard" style:family="paragraph">
      <style:paragraph-properties fo:margin-left="0.9847in">
        <style:tab-stops/>
      </style:paragraph-properties>
    </style:style>
    <style:style style:name="T197" style:parent-style-name="Policepardéfaut" style:family="text">
      <style:text-properties fo:language="en" fo:country="GB"/>
    </style:style>
    <style:style style:name="T19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9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0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0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02" style:parent-style-name="Standard" style:family="paragraph">
      <style:paragraph-properties fo:margin-left="0.9847in">
        <style:tab-stops/>
      </style:paragraph-properties>
    </style:style>
    <style:style style:name="T203" style:parent-style-name="Policepardéfaut" style:family="text">
      <style:text-properties fo:language="en" fo:country="GB"/>
    </style:style>
    <style:style style:name="T20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05" style:parent-style-name="Standard" style:family="paragraph">
      <style:text-properties fo:language="en" fo:country="GB"/>
    </style:style>
    <style:style style:name="P20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0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0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0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10" style:parent-style-name="Standard" style:family="paragraph">
      <style:paragraph-properties fo:margin-left="0.9847in">
        <style:tab-stops/>
      </style:paragraph-properties>
    </style:style>
    <style:style style:name="T211" style:parent-style-name="Policepardéfaut" style:family="text">
      <style:text-properties fo:language="en" fo:country="GB"/>
    </style:style>
    <style:style style:name="T21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13" style:parent-style-name="Standard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21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15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16" style:parent-style-name="Standard" style:family="paragraph">
      <style:paragraph-properties fo:margin-left="0.9847in">
        <style:tab-stops/>
      </style:paragraph-properties>
    </style:style>
    <style:style style:name="T217" style:parent-style-name="Policepardéfaut" style:family="text">
      <style:text-properties fo:color="#C5000B" fo:language="en" fo:country="GB"/>
    </style:style>
    <style:style style:name="T21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19" style:parent-style-name="Standard" style:family="paragraph">
      <style:paragraph-properties fo:margin-left="0.9847in">
        <style:tab-stops/>
      </style:paragraph-properties>
      <style:text-properties fo:color="#C5000B" fo:language="en" fo:country="GB"/>
    </style:style>
    <style:style style:name="P22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2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T222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T223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T224" style:parent-style-name="Policepardéfaut" style:family="text">
      <style:text-properties fo:color="#000000" fo:language="en" fo:country="GB"/>
    </style:style>
    <style:style style:name="P225" style:parent-style-name="Standard" style:family="paragraph">
      <style:text-properties fo:color="#000000" fo:language="en" fo:country="GB"/>
    </style:style>
    <style:style style:name="T226" style:parent-style-name="Policepardéfaut" style:family="text">
      <style:text-properties fo:color="#000000" fo:language="en" fo:country="GB"/>
    </style:style>
    <style:style style:name="T227" style:parent-style-name="Policepardéfaut" style:family="text">
      <style:text-properties fo:color="#000000" fo:language="en" fo:country="GB"/>
    </style:style>
    <style:style style:name="T228" style:parent-style-name="Policepardéfaut" style:family="text">
      <style:text-properties fo:color="#000000" fo:language="en" fo:country="GB"/>
    </style:style>
    <style:style style:name="T22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30" style:parent-style-name="Standard" style:family="paragraph">
      <style:text-properties fo:color="#000000" fo:language="en" fo:country="GB"/>
    </style:style>
    <style:style style:name="P231" style:parent-style-name="Standard" style:family="paragraph">
      <style:text-properties fo:color="#000000" fo:language="en" fo:country="GB"/>
    </style:style>
    <style:style style:name="P232" style:parent-style-name="Standard" style:family="paragraph">
      <style:text-properties fo:color="#000000" fo:language="en" fo:country="GB"/>
    </style:style>
    <style:style style:name="T233" style:parent-style-name="Policepardéfaut" style:family="text">
      <style:text-properties fo:color="#000000" fo:language="en" fo:country="GB"/>
    </style:style>
    <style:style style:name="T234" style:parent-style-name="Policepardéfaut" style:family="text">
      <style:text-properties fo:color="#000000" fo:language="en" fo:country="GB"/>
    </style:style>
    <style:style style:name="T235" style:parent-style-name="Policepardéfaut" style:family="text">
      <style:text-properties fo:color="#000000" fo:language="en" fo:country="GB"/>
    </style:style>
    <style:style style:name="T23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37" style:parent-style-name="Standard" style:family="paragraph">
      <style:text-properties fo:color="#000000" fo:language="en" fo:country="GB"/>
    </style:style>
    <style:style style:name="P238" style:parent-style-name="Standard" style:family="paragraph">
      <style:text-properties fo:color="#000000" fo:language="en" fo:country="GB"/>
    </style:style>
    <style:style style:name="P239" style:parent-style-name="Standard" style:family="paragraph">
      <style:text-properties fo:color="#000000" fo:language="en" fo:country="GB"/>
    </style:style>
    <style:style style:name="T240" style:parent-style-name="Policepardéfaut" style:family="text">
      <style:text-properties fo:color="#000000" fo:language="en" fo:country="GB"/>
    </style:style>
    <style:style style:name="T241" style:parent-style-name="Policepardéfaut" style:family="text">
      <style:text-properties fo:color="#000000" fo:language="en" fo:country="GB"/>
    </style:style>
    <style:style style:name="T242" style:parent-style-name="Policepardéfaut" style:family="text">
      <style:text-properties fo:color="#000000" fo:language="en" fo:country="GB"/>
    </style:style>
    <style:style style:name="T24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44" style:parent-style-name="Standard" style:family="paragraph">
      <style:text-properties fo:color="#000000" fo:language="en" fo:country="GB"/>
    </style:style>
    <style:style style:name="P245" style:parent-style-name="Standard" style:family="paragraph">
      <style:text-properties fo:color="#000000" fo:language="en" fo:country="GB"/>
    </style:style>
    <style:style style:name="P246" style:parent-style-name="Standard" style:family="paragraph">
      <style:text-properties fo:color="#000000" fo:language="en" fo:country="GB"/>
    </style:style>
    <style:style style:name="T247" style:parent-style-name="Policepardéfaut" style:family="text">
      <style:text-properties fo:color="#000000" fo:language="en" fo:country="GB"/>
    </style:style>
    <style:style style:name="T248" style:parent-style-name="Policepardéfaut" style:family="text">
      <style:text-properties fo:color="#000000" fo:language="en" fo:country="GB"/>
    </style:style>
    <style:style style:name="T249" style:parent-style-name="Policepardéfaut" style:family="text">
      <style:text-properties fo:color="#000000" fo:language="en" fo:country="GB"/>
    </style:style>
    <style:style style:name="T25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5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5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253" style:parent-style-name="Standard" style:family="paragraph">
      <style:text-properties fo:language="en" fo:country="GB"/>
    </style:style>
    <style:style style:name="P254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5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5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5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258" style:parent-style-name="Standard" style:family="paragraph">
      <style:paragraph-properties fo:margin-left="0.9847in">
        <style:tab-stops/>
      </style:paragraph-properties>
    </style:style>
    <style:style style:name="T259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T26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61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62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63" style:parent-style-name="Standard" style:family="paragraph">
      <style:paragraph-properties fo:margin-left="0.9847in">
        <style:tab-stops/>
      </style:paragraph-properties>
    </style:style>
    <style:style style:name="T264" style:parent-style-name="Policepardéfaut" style:family="text">
      <style:text-properties fo:color="#C5000B" fo:language="en" fo:country="GB"/>
    </style:style>
    <style:style style:name="T26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66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67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68" style:parent-style-name="Standard" style:family="paragraph">
      <style:paragraph-properties fo:margin-left="0.9847in">
        <style:tab-stops/>
      </style:paragraph-properties>
    </style:style>
    <style:style style:name="T26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70" style:parent-style-name="Standard" style:family="paragraph">
      <style:paragraph-properties fo:margin-left="0.9847in">
        <style:tab-stops/>
      </style:paragraph-properties>
      <style:text-properties fo:color="#660066" fo:language="en" fo:country="GB"/>
    </style:style>
    <style:style style:name="P27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7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73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7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75" style:parent-style-name="Standard" style:family="paragraph">
      <style:paragraph-properties fo:margin-left="0.9847in">
        <style:tab-stops/>
      </style:paragraph-properties>
    </style:style>
    <style:style style:name="T27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77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78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79" style:parent-style-name="Standard" style:family="paragraph">
      <style:paragraph-properties fo:margin-left="0.9847in">
        <style:tab-stops/>
      </style:paragraph-properties>
    </style:style>
    <style:style style:name="T28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81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82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83" style:parent-style-name="Standard" style:family="paragraph">
      <style:paragraph-properties fo:margin-left="0.9847in">
        <style:tab-stops/>
      </style:paragraph-properties>
    </style:style>
    <style:style style:name="T28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85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86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87" style:parent-style-name="Standard" style:family="paragraph">
      <style:paragraph-properties fo:margin-left="0.9847in">
        <style:tab-stops/>
      </style:paragraph-properties>
    </style:style>
    <style:style style:name="T28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89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90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91" style:parent-style-name="Standard" style:family="paragraph">
      <style:paragraph-properties fo:margin-left="0.9847in">
        <style:tab-stops/>
      </style:paragraph-properties>
    </style:style>
    <style:style style:name="T29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93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9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295" style:parent-style-name="Standard" style:family="paragraph">
      <style:paragraph-properties fo:margin-left="0.9847in">
        <style:tab-stops/>
      </style:paragraph-properties>
    </style:style>
    <style:style style:name="T29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97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Librarize.me webservices’ specifications</text:h>
      <text:p text:style-name="P2"/>
      <text:h text:style-name="P3" text:outline-level="2">Some words about tokens:</text:h>
      <text:p text:style-name="P4"/>
      <text:p text:style-name="P5">This API use Tokens to control the access of the different users.</text:p>
      <text:p text:style-name="P6">The idea is simple: when a user connect itself, the API send a unique Token that must be store somewhere on client-side.</text:p>
      <text:p text:style-name="P7"/>
      <text:p text:style-name="P8">This token is used to identify the user and let him (or not) having access to the multiple routes.</text:p>
      <text:p text:style-name="Normal"><text:span text:style-name="T9">So, aside from the creation and the connection routes, all the routes that we are going to show here must have a parameter “</text:span><text:span text:style-name="T10">token</text:span><text:span text:style-name="T11">” with the value of the token.</text:span></text:p>
      <text:p text:style-name="P12"/>
      <text:p text:style-name="P13">Without it, the route won’t be accessible and the API will throw an error.<text:s/></text:p>
      <text:p text:style-name="P14"/>
      <text:p text:style-name="P15"/>
      <text:p text:style-name="P16">Users</text:p>
      <text:p text:style-name="Standard"><text:span text:style-name="T17"><text:tab/></text:span><text:span text:style-name="T18">Create a user</text:span></text:p>
      <text:p text:style-name="P19"/>
      <text:p text:style-name="P20">POST</text:p>
      <text:p text:style-name="Normal"><text:span text:style-name="T21"><text:tab/></text:span><text:span text:style-name="T22"><text:tab/></text:span><text:span text:style-name="T23">/users/create</text:span></text:p>
      <text:p text:style-name="Normal"><text:span text:style-name="T24"><text:tab/></text:span><text:span text:style-name="T25"><text:tab/></text:span><text:span text:style-name="T26">JSON URL’s parameters example:</text:span></text:p>
      <text:p text:style-name="Normal"><text:span text:style-name="T27"><text:tab/></text:span><text:span text:style-name="T28"><text:tab/></text:span><text:span text:style-name="T29">{</text:span></text:p>
      <text:p text:style-name="P30"><text:tab/><text:tab/><text:tab/>"lastname": "ecalle",</text:p>
      <text:p text:style-name="P31"><text:tab/><text:tab/><text:tab/>"firstname": "thomas",</text:p>
      <text:p text:style-name="P32"><text:tab/><text:tab/><text:tab/>"pseudo": "sanchyu",</text:p>
      <text:p text:style-name="P33"><text:tab/><text:tab/><text:tab/>"password": "bu78ZArd58",</text:p>
      <text:p text:style-name="Normal"><text:span text:style-name="T34"><text:tab/></text:span><text:span text:style-name="T35"><text:tab/></text:span><text:span text:style-name="T36"><text:tab/></text:span><text:span text:style-name="T37">"email": "thomas@hotmail.fr",</text:span></text:p>
      <text:p text:style-name="Normal"><text:span text:style-name="T38"><text:tab/></text:span><text:span text:style-name="T39"><text:tab/></text:span><text:span text:style-name="T40"><text:tab/></text:span><text:span text:style-name="T41">"phone": "0606060606"</text:span></text:p>
      <text:p text:style-name="P42">}</text:p>
      <text:p text:style-name="P43"/>
      <text:p text:style-name="P44">Informations :<text:s/></text:p>
      <text:list text:style-name="LFO1" text:continue-numbering="true">
        <text:list-item>
          <text:p text:style-name="P45"><text:span text:style-name="T46">Lastname and firstname must contain only letters</text:span></text:p>
        </text:list-item>
        <text:list-item>
          <text:p text:style-name="P47"><text:span text:style-name="T48">Pseudo must be unique in database</text:span></text:p>
        </text:list-item>
        <text:list-item>
          <text:p text:style-name="P49"><text:span text:style-name="T50">Email address must be well formed</text:span></text:p>
        </text:list-item>
        <text:list-item>
          <text:p text:style-name="P51"><text:span text:style-name="T52">Password must contain at least 2 minor cases letters, 2 major cases and 2 numbers</text:span></text:p>
        </text:list-item>
        <text:list-item>
          <text:p text:style-name="P53"><text:span text:style-name="T54">Phone number must contain only numbers</text:span></text:p>
        </text:list-item>
      </text:list>
      <text:p text:style-name="P55"/>
      <text:p text:style-name="P56">Connect a user</text:p>
      <text:p text:style-name="P57"/>
      <text:p text:style-name="P58">POST</text:p>
      <text:p text:style-name="Normal"><text:span text:style-name="T59"><text:tab/></text:span><text:span text:style-name="T60"><text:tab/></text:span><text:span text:style-name="T61">/users/connect</text:span></text:p>
      <text:p text:style-name="Normal"><text:span text:style-name="T62"><text:tab/></text:span><text:span text:style-name="T63"><text:tab/></text:span><text:span text:style-name="T64">JSON URL’s parameters example:</text:span></text:p>
      <text:p text:style-name="Normal"><text:span text:style-name="T65"><text:tab/></text:span><text:span text:style-name="T66"><text:tab/></text:span><text:span text:style-name="T67">{</text:span></text:p>
      <text:p text:style-name="P68"><text:tab/><text:tab/><text:tab/>"pseudo": " sanchyu ",</text:p>
      <text:p text:style-name="P69"><text:tab/><text:tab/><text:tab/>"password": " bu78ZArd58"</text:p>
      <text:p text:style-name="P70">}</text:p>
      <text:p text:style-name="P71"/>
      <text:p text:style-name="P72">Get all users</text:p>
      <text:p text:style-name="P73"/>
      <text:p text:style-name="P74">GET</text:p>
      <text:p text:style-name="Normal"><text:span text:style-name="T75"><text:tab/></text:span><text:span text:style-name="T76"><text:tab/></text:span><text:span text:style-name="T77">/users</text:span></text:p>
      <text:p text:style-name="P78"/>
      <text:p text:style-name="P79"/>
      <text:p text:style-name="P80">Get a user by ID</text:p>
      <text:p text:style-name="P81"/>
      <text:p text:style-name="P82">GET</text:p>
      <text:p text:style-name="Normal"><text:span text:style-name="T83"><text:tab/></text:span><text:span text:style-name="T84"><text:tab/></text:span><text:span text:style-name="T85">/users/:idOfUSer</text:span></text:p>
      <text:p text:style-name="P86"/>
      <text:p text:style-name="P87">Modify user’s password</text:p>
      <text:p text:style-name="P88"/>
      <text:p text:style-name="P89">PUT</text:p>
      <text:p text:style-name="Normal"><text:span text:style-name="T90"><text:tab/></text:span><text:span text:style-name="T91"><text:tab/></text:span><text:span text:style-name="T92">/users/update/password/:newPassword</text:span></text:p>
      <text:p text:style-name="P93"/>
      <text:p text:style-name="P94">Modify user’s pseudo</text:p>
      <text:p text:style-name="P95"/>
      <text:p text:style-name="P96">PUT</text:p>
      <text:p text:style-name="Normal"><text:span text:style-name="T97"><text:tab/></text:span><text:span text:style-name="T98"><text:tab/></text:span><text:span text:style-name="T99">/users/update/pseudo/:newPseudo</text:span></text:p>
      <text:p text:style-name="P100"/>
      <text:p text:style-name="P101">Modify user’s email</text:p>
      <text:p text:style-name="P102"/>
      <text:p text:style-name="P103">PUT</text:p>
      <text:p text:style-name="Normal"><text:span text:style-name="T104"><text:tab/></text:span><text:span text:style-name="T105"><text:tab/></text:span><text:span text:style-name="T106">/users/update/email/:newEmail</text:span></text:p>
      <text:p text:style-name="P107"/>
      <text:p text:style-name="P108">Modify user’s firstname</text:p>
      <text:p text:style-name="P109"/>
      <text:p text:style-name="P110">PUT</text:p>
      <text:p text:style-name="Normal"><text:span text:style-name="T111"><text:tab/></text:span><text:span text:style-name="T112"><text:tab/></text:span><text:span text:style-name="T113">/users/update/firstname/:newFirstName</text:span></text:p>
      <text:p text:style-name="P114"/>
      <text:p text:style-name="P115">Modify user’s lastname</text:p>
      <text:p text:style-name="P116"/>
      <text:p text:style-name="P117">PUT</text:p>
      <text:p text:style-name="Normal"><text:span text:style-name="T118"><text:tab/></text:span><text:span text:style-name="T119"><text:tab/></text:span><text:span text:style-name="T120">/users/update/lastname/:newLastName</text:span></text:p>
      <text:p text:style-name="P121"/>
      <text:p text:style-name="P122">Disconnect active user</text:p>
      <text:p text:style-name="P123"/>
      <text:p text:style-name="P124">PUT</text:p>
      <text:p text:style-name="Normal"><text:span text:style-name="T125"><text:tab/></text:span><text:span text:style-name="T126"><text:tab/></text:span><text:span text:style-name="T127">/users/deconnect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Friends</text:p>
      <text:p text:style-name="P136"/>
      <text:p text:style-name="P137">Add a friend</text:p>
      <text:p text:style-name="P138"/>
      <text:p text:style-name="P139">POST</text:p>
      <text:p text:style-name="Normal"><text:span text:style-name="T140"><text:tab/></text:span><text:span text:style-name="T141"><text:tab/></text:span><text:span text:style-name="T142">/users/friends/add/:idOfOtherUser</text:span></text:p>
      <text:p text:style-name="P143"/>
      <text:p text:style-name="Normal"><text:span text:style-name="T144"><text:tab/></text:span><text:span text:style-name="T145"><text:tab/></text:span><text:span text:style-name="T146">Informations:</text:span></text:p>
      <text:p text:style-name="P147">When a user add another as a friend, the second one has to accept it in order to validate the friendship, as Facebook’s system.</text:p>
      <text:p text:style-name="P148"/>
      <text:p text:style-name="P149">Get all friends’ is of active user</text:p>
      <text:p text:style-name="P150"/>
      <text:p text:style-name="P151">GET</text:p>
      <text:p text:style-name="Normal"><text:span text:style-name="T152"><text:tab/></text:span><text:span text:style-name="T153"><text:tab/></text:span><text:span text:style-name="T154">/users/friends/all</text:span></text:p>
      <text:p text:style-name="P155"/>
      <text:p text:style-name="P156"/>
      <text:p text:style-name="P157"/>
      <text:p text:style-name="P158"/>
      <text:p text:style-name="P159">Remove a friend</text:p>
      <text:p text:style-name="P160"/>
      <text:p text:style-name="P161">DELETE</text:p>
      <text:p text:style-name="Normal"><text:span text:style-name="T162"><text:tab/></text:span><text:span text:style-name="T163"><text:tab/></text:span><text:span text:style-name="T164">/users/friends/remove/:friendID</text:span></text:p>
      <text:p text:style-name="P165"/>
      <text:p text:style-name="Normal"><text:span text:style-name="T166"><text:tab/></text:span><text:span text:style-name="T167"><text:tab/></text:span></text:p>
      <text:p text:style-name="P168"/>
      <text:p text:style-name="P169"/>
      <text:p text:style-name="P170"/>
      <text:p text:style-name="P171">Products</text:p>
      <text:p text:style-name="P172"><text:tab/></text:p>
      <text:p text:style-name="Standard"><text:span text:style-name="T173"><text:tab/></text:span><text:span text:style-name="T174">Search in amazon</text:span></text:p>
      <text:p text:style-name="P175"/>
      <text:p text:style-name="P176">search books in amazon →</text:p>
      <text:p text:style-name="P177"><text:tab/>GET</text:p>
      <text:p text:style-name="P178"><text:span text:style-name="T179"><text:tab/></text:span><text:span text:style-name="T180">/products/amazon/books/:strtofind</text:span></text:p>
      <text:p text:style-name="P181"/>
      <text:p text:style-name="P182">search films in amazon →</text:p>
      <text:p text:style-name="P183"><text:tab/>GET</text:p>
      <text:p text:style-name="P184"><text:span text:style-name="T185"><text:tab/>/</text:span><text:span text:style-name="T186">products/amazon/films/:strtofind</text:span></text:p>
      <text:p text:style-name="P187"/>
      <text:p text:style-name="P188">search musics in amazon →</text:p>
      <text:p text:style-name="P189"><text:tab/>GET</text:p>
      <text:p text:style-name="P190"><text:span text:style-name="T191"><text:tab/></text:span><text:span text:style-name="T192">/products/amazon/music/:strtofind</text:span></text:p>
      <text:p text:style-name="P193"/>
      <text:p text:style-name="P194">search video games in amazon →</text:p>
      <text:p text:style-name="P195"><text:tab/>GET</text:p>
      <text:p text:style-name="P196"><text:span text:style-name="T197"><text:tab/></text:span><text:span text:style-name="T198">/products/amazon/game/:strtofind</text:span></text:p>
      <text:p text:style-name="P199"/>
      <text:p text:style-name="P200">get infos of a product from amazon →</text:p>
      <text:p text:style-name="P201"><text:tab/>GET</text:p>
      <text:p text:style-name="P202"><text:span text:style-name="T203"><text:tab/></text:span><text:span text:style-name="T204">/products/amazon/:barcode/:barcodetype</text:span></text:p>
      <text:p text:style-name="P205"/>
      <text:p text:style-name="P206"><text:tab/>modify database</text:p>
      <text:p text:style-name="P207"/>
      <text:p text:style-name="P208">add product to the library of active user →</text:p>
      <text:p text:style-name="P209"><text:tab/>POST</text:p>
      <text:p text:style-name="P210"><text:span text:style-name="T211"><text:tab/></text:span><text:span text:style-name="T212">/products/create/:code/:barcodetype</text:span></text:p>
      <text:p text:style-name="P213"/>
      <text:p text:style-name="P214">delete product of the library of active user →</text:p>
      <text:p text:style-name="P215"><text:tab/>PUT</text:p>
      <text:p text:style-name="P216"><text:span text:style-name="T217"><text:tab/></text:span><text:span text:style-name="T218">/products/delete/:productid</text:span></text:p>
      <text:p text:style-name="P219"/>
      <text:p text:style-name="P220"><text:tab/>get informations from bdd</text:p>
      <text:p text:style-name="P221"><text:tab/></text:p>
      <text:soft-page-break/>
      <text:p text:style-name="Standard"><text:span text:style-name="T222"><text:tab/></text:span><text:span text:style-name="T223"><text:tab/></text:span><text:span text:style-name="T224">get all product for all users →</text:span></text:p>
      <text:p text:style-name="P225"><text:tab/><text:tab/><text:tab/>GET</text:p>
      <text:p text:style-name="Standard"><text:span text:style-name="T226"><text:tab/></text:span><text:span text:style-name="T227"><text:tab/></text:span><text:span text:style-name="T228"><text:tab/></text:span><text:span text:style-name="T229">/products/search</text:span></text:p>
      <text:p text:style-name="P230"/>
      <text:p text:style-name="P231"><text:tab/><text:tab/>get a particular product →</text:p>
      <text:p text:style-name="P232"><text:tab/><text:tab/><text:tab/>GET</text:p>
      <text:p text:style-name="Standard"><text:span text:style-name="T233"><text:tab/></text:span><text:span text:style-name="T234"><text:tab/></text:span><text:span text:style-name="T235"><text:tab/></text:span><text:span text:style-name="T236">/products/search/:productid</text:span></text:p>
      <text:p text:style-name="P237"/>
      <text:p text:style-name="P238"><text:tab/><text:tab/>get products of active user →</text:p>
      <text:p text:style-name="P239"><text:tab/><text:tab/><text:tab/>GET</text:p>
      <text:p text:style-name="Standard"><text:span text:style-name="T240"><text:tab/></text:span><text:span text:style-name="T241"><text:tab/></text:span><text:span text:style-name="T242"><text:tab/></text:span><text:span text:style-name="T243">/products/search/user/active</text:span></text:p>
      <text:p text:style-name="P244"/>
      <text:p text:style-name="P245"><text:tab/><text:tab/>get products from a particular user →</text:p>
      <text:p text:style-name="P246"><text:tab/><text:tab/><text:tab/>GET</text:p>
      <text:p text:style-name="Standard"><text:span text:style-name="T247"><text:tab/></text:span><text:span text:style-name="T248"><text:tab/></text:span><text:span text:style-name="T249"><text:tab/></text:span><text:span text:style-name="T250">/products/search/user/:userid</text:span></text:p>
      <text:p text:style-name="P251"/>
      <text:p text:style-name="P252">Loans</text:p>
      <text:p text:style-name="P253"><text:tab/></text:p>
      <text:p text:style-name="P254"><text:tab/>modify database</text:p>
      <text:p text:style-name="P255"/>
      <text:p text:style-name="P256">create a new loan →</text:p>
      <text:p text:style-name="P257"><text:tab/>POST</text:p>
      <text:p text:style-name="P258"><text:span text:style-name="T259"><text:tab/></text:span><text:span text:style-name="T260">/loans/create/:code/:user_id { start_date, end_date }</text:span></text:p>
      <text:p text:style-name="P261">end a loan →</text:p>
      <text:p text:style-name="P262"><text:tab/>POST</text:p>
      <text:p text:style-name="P263"><text:span text:style-name="T264"><text:tab/></text:span><text:span text:style-name="T265">/loans/end/:code/:user_id { start_date, end_date }</text:span></text:p>
      <text:p text:style-name="P266">delete a loan →</text:p>
      <text:p text:style-name="P267"><text:tab/>POST</text:p>
      <text:p text:style-name="P268"><text:span text:style-name="T269"><text:tab/>/loans/delete/:code/:user_id { start_date }</text:span></text:p>
      <text:p text:style-name="P270"/>
      <text:p text:style-name="P271"><text:tab/>get informations from bdd</text:p>
      <text:p text:style-name="P272"/>
      <text:p text:style-name="P273">get all loans →</text:p>
      <text:p text:style-name="P274"><text:tab/>GET</text:p>
      <text:p text:style-name="P275"><text:span text:style-name="T276"><text:tab/>/loans/search/</text:span></text:p>
      <text:p text:style-name="P277">get a loan →</text:p>
      <text:p text:style-name="P278"><text:tab/>GET</text:p>
      <text:p text:style-name="P279"><text:span text:style-name="T280"><text:tab/>/loans/search/:id</text:span></text:p>
      <text:p text:style-name="P281">get my loans (owner) →</text:p>
      <text:p text:style-name="P282"><text:tab/>GET</text:p>
      <text:p text:style-name="P283"><text:span text:style-name="T284"><text:tab/>/loans/search/owner/active</text:span></text:p>
      <text:p text:style-name="P285">get my loans (loaner) →</text:p>
      <text:p text:style-name="P286"><text:tab/>GET</text:p>
      <text:p text:style-name="P287"><text:span text:style-name="T288"><text:tab/>/loans/search/loaner/active</text:span></text:p>
      <text:p text:style-name="P289">get loans from a user (owner) →</text:p>
      <text:p text:style-name="P290"><text:tab/>GET</text:p>
      <text:p text:style-name="P291"><text:span text:style-name="T292"><text:tab/>/loans/search/owner/:user_id</text:span></text:p>
      <text:p text:style-name="P293">get loans from a user (loaner) →</text:p>
      <text:p text:style-name="P294"><text:tab/>GET</text:p>
      <text:p text:style-name="P295"><text:span text:style-name="T296"><text:tab/>/loans//search/loaner/:user_id</text:span></text:p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6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imSun" style:font-name-complex="Helvetic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 Pougetoux</meta:initial-creator>
    <dc:creator>thomas ecalle</dc:creator>
    <meta:creation-date>2017-06-05T23:16:00Z</meta:creation-date>
    <dc:date>2017-06-10T14:18:00Z</dc:date>
    <meta:template xlink:href="Normal.dotm" xlink:type="simple"/>
    <meta:editing-cycles>7</meta:editing-cycles>
    <meta:editing-duration>PT1080S</meta:editing-duration>
    <meta:document-statistic meta:page-count="4" meta:paragraph-count="6" meta:word-count="522" meta:character-count="3493" meta:row-count="24" meta:non-whitespace-character-count="2977"/>
  </office:meta>
</office:document-meta>
</file>